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8.30791666666667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en_EN</text:p>
          </table:table-cell>
          <table:table-cell office:value-type="string" table:style-name="ce1">
            <text:p>fi_F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String</text:p>
          </table:table-cell>
          <table:table-cell office:value-type="string" table:style-name="ce1">
            <text:p>test</text:p>
          </table:table-cell>
          <table:table-cell office:value-type="string" table:style-name="ce1">
            <text:p>test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LimitBreakPrompt</text:p>
          </table:table-cell>
          <table:table-cell office:value-type="string" table:style-name="ce1">
            <text:p>Press to activate ultimate power!</text:p>
          </table:table-cell>
          <table:table-cell office:value-type="string" table:style-name="ce1">
            <text:p>Paina nappulaa :P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LimitBreakNotification</text:p>
          </table:table-cell>
          <table:table-cell office:value-type="string" table:style-name="ce1">
            <text:p>ULTIMATE POWER!</text:p>
          </table:table-cell>
          <table:table-cell office:value-type="string" table:style-name="ce1">
            <text:p>Nabbula baineddu :DD</text:p>
          </table:table-cell>
          <table:table-cell table:number-columns-repeated="16381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6925</meta:generator>
    <meta:initial-creator>Janne Forsell</meta:initial-creator>
    <dc:creator>Janne Forsell</dc:creator>
    <meta:creation-date>2017-02-19T22:46:20Z</meta:creation-date>
    <dc:date>2017-02-19T22:52:49Z</dc:date>
  </office:meta>
</office:document-meta>
</file>